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5cm" style:rel-column-width="2441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85cm" style:rel-column-width="3859*"/>
    </style:style>
    <style:style style:name="Tableau1.D" style:family="table-column">
      <style:table-column-properties style:column-width="1.498cm" style:rel-column-width="3431*"/>
    </style:style>
    <style:style style:name="Tableau1.E" style:family="table-column">
      <style:table-column-properties style:column-width="0.975cm" style:rel-column-width="2235*"/>
    </style:style>
    <style:style style:name="Tableau1.F" style:family="table-column">
      <style:table-column-properties style:column-width="0.974cm" style:rel-column-width="2230*"/>
    </style:style>
    <style:style style:name="Tableau1.G" style:family="table-column">
      <style:table-column-properties style:column-width="0.954cm" style:rel-column-width="2186*"/>
    </style:style>
    <style:style style:name="Tableau1.H" style:family="table-column">
      <style:table-column-properties style:column-width="1.159cm" style:rel-column-width="2655*"/>
    </style:style>
    <style:style style:name="Tableau1.I" style:family="table-column">
      <style:table-column-properties style:column-width="1.256cm" style:rel-column-width="2877*"/>
    </style:style>
    <style:style style:name="Tableau1.J" style:family="table-column">
      <style:table-column-properties style:column-width="12.853cm" style:rel-column-width="29452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text-properties officeooo:paragraph-rsid="0026678d"/>
    </style:style>
    <style:style style:name="P33" style:family="paragraph" style:parent-style-name="Standard">
      <style:paragraph-properties fo:break-before="page"/>
      <style:text-properties officeooo:paragraph-rsid="0026678d"/>
    </style:style>
    <style:style style:name="P34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officeooo:rsid="002a48e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1">N°</text:p>
          </table:table-cell>
          <table:table-cell table:style-name="Tableau1.A1" office:value-type="string">
            <text:p text:style-name="P22">Nom &amp; Prénoms</text:p>
          </table:table-cell>
          <table:table-cell table:style-name="Tableau1.A1" office:value-type="string">
            <text:p text:style-name="P24">MC</text:p>
          </table:table-cell>
          <table:table-cell table:style-name="Tableau1.A1" office:value-type="string">
            <text:p text:style-name="P24">COMP</text:p>
          </table:table-cell>
          <table:table-cell table:style-name="Tableau1.A1" office:value-type="string">
            <text:p text:style-name="P30">MOT</text:p>
          </table:table-cell>
          <table:table-cell table:style-name="Tableau1.A1" office:value-type="string">
            <text:p text:style-name="P30">E1</text:p>
          </table:table-cell>
          <table:table-cell table:style-name="Tableau1.A1" office:value-type="string">
            <text:p text:style-name="P24"><text:span text:style-name="T4">E</text:span>2</text:p>
          </table:table-cell>
          <table:table-cell table:style-name="Tableau1.A1" office:value-type="string">
            <text:p text:style-name="P24"><text:span text:style-name="T4">E</text:span>3</text:p>
          </table:table-cell>
          <table:table-cell table:style-name="Tableau1.A1" office:value-type="string">
            <text:p text:style-name="P24">M<text:span text:style-name="T4">OY</text:span></text:p>
          </table:table-cell>
          <table:table-cell table:style-name="Tableau1.J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5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19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ext:soft-page-break/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15">26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15">27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15">28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15">29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</table:table>
      <text:p text:style-name="Standard"/>
      <text:p text:style-name="P31"/>
      <text:p text:style-name="P32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2"/>
      <text:p text:style-name="P32"/>
      <text:p text:style-name="P33"/>
      <text:p text:style-name="P32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a48e6"/>
    </style:style>
    <style:style style:name="MT3" style:family="text">
      <style:text-properties officeooo:rsid="0021cccc"/>
    </style:style>
    <style:style style:name="MT4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</text:span><text:span text:style-name="MT2">OPT</text:span><text:span text:style-name="MT1">-MATH</text:span><text:span text:style-name="MT2">S-COMP </text:span><text:span text:style-name="MT1"><text:s/>NOR] – </text:span><text:span text:style-name="MT3">T</text:span><text:span text:style-name="MT3"><text:page-number text:select-page="current">6</text:page-number></text:span><text:span text:style-name="MT3"> – </text:span><text:span text:style-name="MT4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3T10:29:46.699908946</dc:date>
    <meta:editing-duration>PT1H4M21S</meta:editing-duration>
    <meta:editing-cycles>32</meta:editing-cycles>
    <meta:generator>LibreOffice/7.3.5.2$Linux_X86_64 LibreOffice_project/184fe81b8c8c30d8b5082578aee2fed2ea847c01</meta:generator>
    <meta:document-statistic meta:table-count="3" meta:image-count="0" meta:object-count="0" meta:page-count="6" meta:paragraph-count="253" meta:word-count="331" meta:character-count="1208" meta:non-whitespace-character-count="1125"/>
  </office:meta>
</office:document-meta>
</file>